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T2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Введение</text:h>
      <text:section text:style-name="Sect1" text:name="d0e1">
        <text:p text:style-name="P1">1C:Enterprise Development Tools (<text:span text:style-name="T1">EDT</text:span>) – это среда разработки нового поколения. Она представляет собой самостоятельное приложение, устанавливаемое отдельно от платформы. <text:span text:style-name="T1">EDT</text:span> можно использовать для создания прикладных решений параллельно с <text:span text:style-name="T1">Конфигуратором</text:span>, являющимся частью платформы. Формат разрабатываемых приложений полностью соответствует текущим версиям 1С:Предприятия 8.</text:p>
        <text:p text:style-name="P1"><text:span text:style-name="T1">EDT</text:span> создана на основе технологий Eclipse, и ориентирована на разработку крупных прикладных решений. Она содержит ряд функциональных и архитектурных возможностей, отсутствующих в <text:span text:style-name="T1">Конфигураторе</text:span>.</text:p>
        <text:p text:style-name="P1">Документация <text:span text:style-name="T1">EDT</text:span> состоит из нескольких разделов, которые предназначены для быстрого, общего или глубокого знакомства с этим инструментом разработки.</text:p>
        <text:p text:style-name="P1"><text:span text:style-name="T1">Обзор</text:span>. Этот раздел содержит общие сведения о <text:span text:style-name="T1">EDT</text:span>. Он позволяет вам понять назначение <text:span text:style-name="T1">EDT</text:span>, ее возможности и преимущества. Например, этот раздел описывает отличия <text:span text:style-name="T1">EDT</text:span> от <text:span text:style-name="T1">Конфигуратора</text:span>. Также он описывает новые возможности, реализованные в последней версии <text:span text:style-name="T1">EDT</text:span>.</text:p>
        <text:p text:style-name="P1"><text:span text:style-name="T1">Установка</text:span>. Этот раздел содержит инструкции по установке <text:span text:style-name="T1">EDT</text:span> и вспомогательного программного обеспечения.</text:p>
        <text:p text:style-name="P1"><text:span text:style-name="T1">Знакомство на примерах</text:span>. Этот раздел содержит практические примеры, с помощью которых вы можете быстро познакомиться с возможностями <text:span text:style-name="T1">EDT</text:span> без чтения документации. Например, это создание информационной базы, перевод разработки существующего приложения в <text:span text:style-name="T1">EDT</text:span>, редактирование конфигурации и другие примеры.</text:p>
        <text:p text:style-name="P1"><text:span text:style-name="T1">Концепции</text:span>. Этот раздел описывает общие архитектурные и функциональные принципы, заложенные в основу <text:span text:style-name="T1">EDT</text:span>. Он даст вам общее понимание того, как работает <text:span text:style-name="T1">EDT</text:span> и ее отдельные инструменты, как они соотносятся друг с другом.</text:p>
        <text:p text:style-name="P1">Например, это принципы взаимодействия с информационной базой, назначение и расположение инструментов разработки, получение помощи и справочной информации, и другие возможности.</text:p>
        <text:p text:style-name="P1"><text:span text:style-name="T2">Сценарии работы</text:span>. Этот раздел содержит описание наиболее распространенных сценариев работы с <text:span text:style-name="T1">EDT</text:span>. Например, использование разных версий платформы и разных информационных баз, разные способы редактирования конфигурации и модулей, разные способы запуска и отладки, и другие сценарии.</text:p>
        <text:p text:style-name="P1"><text:span text:style-name="T1">Справочник. </text:span>Этот раздел содержит описание функциональных возможностей инструментов, входящих в состав <text:span text:style-name="T1">EDT</text:span>: перспектив, панелей, редакторов, мастеров и других элементов среды разработки.</text:p>
        <text:p text:style-name="P1"><text:span text:style-name="T1">Системные требования</text:span>. Этот раздел описывает требования к компьютеру разработчика, при которых обеспечивается минимальная достаточная производительность <text:span text:style-name="T1">EDT</text:span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47:59.738184973</dc:date>
    <meta:editing-duration>PT1H29M42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91" meta:character-count="2400" meta:non-whitespace-character-count="2120"/>
  </office:meta>
</office:document-meta>
</file>